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manifest.rdf" manifest:media-type="application/rdf+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7" manifest:media-type="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style:font-size-asian="12pt" style:font-style-asian="normal" style:font-weight-asian="normal" style:font-size-complex="12pt"/>
    </style:style>
    <style:style style:name="P3" style:family="paragraph" style:parent-style-name="Text_20_body">
      <style:text-properties style:font-name="Arial1" fo:font-size="12pt" style:font-size-asian="12pt" style:font-size-complex="12pt"/>
    </style:style>
    <style:style style:name="P4" style:family="paragraph" style:parent-style-name="Text_20_body">
      <style:text-properties style:font-name="Arial1" fo:font-size="12pt" officeooo:paragraph-rsid="0002c948" style:font-size-asian="12pt" style:font-size-complex="12pt"/>
    </style:style>
    <style:style style:name="P5" style:family="paragraph" style:parent-style-name="Text_20_body" style:master-page-name="Standard">
      <style:paragraph-properties fo:margin-top="0cm" fo:margin-bottom="0cm" loext:contextual-spacing="false" fo:line-height="138%" fo:text-align="start" style:justify-single-word="false" style:page-number="auto" style:writing-mode="lr-tb"/>
      <style:text-properties style:font-name="Arial1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2c948" style:text-blinking="false" style:font-size-asian="10.5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2ccbf" style:text-blinking="false" style:font-size-asian="10.5p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2c948" style:text-blinking="false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2ccbf" style:text-blinking="false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font-name="Consolas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style:text-blinking="false" style:font-style-asian="normal" style:font-weight-asian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style:font-style-asian="normal" style:font-weight-asian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2c948" style:text-blinking="false" style:font-style-asian="normal" style:font-weight-asian="normal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2ccbf" style:text-blinking="false" style:font-style-asian="normal" style:font-weight-asian="normal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3fbef" style:text-blinking="false" style:font-style-asian="normal" style:font-weight-asian="normal"/>
    </style:style>
    <style:style style:name="T13" style:family="text">
      <style:text-properties fo:font-variant="normal" fo:text-transform="none" fo:color="#0000ff" style:text-line-through-style="none" style:text-line-through-type="none" style:font-name="Consolas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14" style:family="text">
      <style:text-properties fo:font-variant="normal" fo:text-transform="none" fo:color="#0000ff" style:text-line-through-style="none" style:text-line-through-type="none" style:font-name="Consolas" fo:font-style="normal" style:text-underline-style="none" fo:font-weight="normal" style:text-blinking="false" style:font-style-asian="normal" style:font-weight-asian="normal"/>
    </style:style>
    <style:style style:name="T15" style:family="text">
      <style:text-properties fo:font-variant="normal" fo:text-transform="none" fo:color="#0000ff" style:text-line-through-style="none" style:text-line-through-type="none" fo:font-style="normal" style:text-underline-style="none" fo:font-weight="normal" style:text-blinking="false" style:font-style-asian="normal" style:font-weight-asian="normal"/>
    </style:style>
    <style:style style:name="T16" style:family="text">
      <style:text-properties fo:font-variant="normal" fo:text-transform="none" fo:color="#3333ff" style:text-line-through-style="none" style:text-line-through-type="none" style:font-name="Consolas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17" style:family="text">
      <style:text-properties fo:font-variant="normal" fo:text-transform="none" fo:color="#3333ff" style:text-line-through-style="none" style:text-line-through-type="none" style:font-name="Consolas" fo:font-style="normal" style:text-underline-style="none" fo:font-weight="normal" style:text-blinking="false" style:font-style-asian="normal" style:font-weight-asian="normal"/>
    </style:style>
    <style:style style:name="T18" style:family="text">
      <style:text-properties fo:font-variant="normal" fo:text-transform="none" fo:color="#3333ff" style:text-line-through-style="none" style:text-line-through-type="none" fo:font-style="normal" style:text-underline-style="none" fo:font-weight="normal" style:text-blinking="false" style:font-style-asian="normal" style:font-weight-asian="normal"/>
    </style:style>
    <style:style style:name="T19" style:family="text">
      <style:text-properties fo:font-variant="normal" fo:text-transform="none" fo:color="#0066ff" style:text-line-through-style="none" style:text-line-through-type="none" style:font-name="Consolas" fo:font-size="10.5pt" fo:font-style="italic" style:text-underline-style="none" fo:font-weight="normal" style:text-blinking="false" style:font-size-asian="10.5pt" style:font-style-asian="italic" style:font-weight-asian="normal"/>
    </style:style>
    <style:style style:name="T20" style:family="text">
      <style:text-properties fo:font-variant="normal" fo:text-transform="none" fo:color="#0066ff" style:text-line-through-style="none" style:text-line-through-type="none" style:font-name="Consolas" fo:font-style="italic" style:text-underline-style="none" fo:font-weight="normal" style:text-blinking="false" style:font-style-asian="italic" style:font-weight-asian="normal"/>
    </style:style>
    <style:style style:name="T21" style:family="text">
      <style:text-properties fo:font-variant="normal" fo:text-transform="none" fo:color="#0066ff" style:text-line-through-style="none" style:text-line-through-type="none" fo:font-style="italic" style:text-underline-style="none" fo:font-weight="normal" style:text-blinking="false" style:font-style-asian="italic" style:font-weight-asian="normal"/>
    </style:style>
    <style:style style:name="T22" style:family="text">
      <style:text-properties fo:font-variant="normal" fo:text-transform="none" fo:color="#009933" style:text-line-through-style="none" style:text-line-through-type="none" style:font-name="Consolas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23" style:family="text">
      <style:text-properties fo:font-variant="normal" fo:text-transform="none" fo:color="#009933" style:text-line-through-style="none" style:text-line-through-type="none" style:font-name="Consolas" fo:font-style="normal" style:text-underline-style="none" fo:font-weight="normal" style:text-blinking="false" style:font-style-asian="normal" style:font-weight-asian="normal"/>
    </style:style>
    <style:style style:name="T24" style:family="text">
      <style:text-properties fo:font-variant="normal" fo:text-transform="none" fo:color="#009933" style:text-line-through-style="none" style:text-line-through-type="none" fo:font-style="normal" style:text-underline-style="none" fo:font-weight="normal" style:text-blinking="false" style:font-style-asian="normal" style:font-weight-asian="normal"/>
    </style:style>
    <style:style style:name="T25" style:family="text">
      <style:text-properties fo:font-variant="normal" fo:text-transform="none" fo:color="#800000" style:text-line-through-style="none" style:text-line-through-type="none" style:font-name="Arial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26" style:family="text">
      <style:text-properties fo:font-variant="normal" fo:text-transform="none" fo:color="#ff6600" style:text-line-through-style="none" style:text-line-through-type="none" style:font-name="Arial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27" style:family="text">
      <style:text-properties fo:font-variant="normal" fo:text-transform="none" fo:color="#cc0000" style:text-line-through-style="none" style:text-line-through-type="none" style:font-name="Arial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28" style:family="text">
      <style:text-properties fo:font-variant="normal" fo:text-transform="none" fo:color="#ffcc00" style:text-line-through-style="none" style:text-line-through-type="none" style:font-name="Arial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29" style:family="text">
      <style:text-properties fo:font-variant="normal" fo:text-transform="none" fo:color="#ff3300" style:text-line-through-style="none" style:text-line-through-type="none" style:font-name="Arial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30" style:family="text">
      <style:text-properties fo:font-variant="normal" fo:text-transform="none" fo:color="#993366" style:text-line-through-style="none" style:text-line-through-type="none" style:font-name="Arial" fo:font-size="10.5pt" fo:font-style="normal" style:text-underline-style="none" fo:font-weight="normal" style:text-blinking="false" style:font-size-asian="10.5pt" style:font-style-asian="normal" style:font-weight-asian="normal"/>
    </style:style>
    <style:style style:name="T31" style:family="text">
      <style:text-properties fo:font-variant="normal" fo:text-transform="none" fo:color="#993366" style:text-line-through-style="none" style:text-line-through-type="none" style:font-name="Arial" fo:font-style="normal" style:text-underline-style="none" fo:font-weight="normal" style:text-blinking="false" style:font-style-asian="normal" style:font-weight-asian="normal"/>
    </style:style>
    <style:style style:name="T32" style:family="text">
      <style:text-properties fo:font-variant="normal" fo:text-transform="none" fo:color="#993366" style:text-line-through-style="none" style:text-line-through-type="none" fo:font-style="normal" style:text-underline-style="none" fo:font-weight="normal" style:text-blinking="false" style:font-style-asian="normal" style:font-weight-asian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Die Grundlegende Funktionsweise unseres Programms ist sehr einfach. Wir berechnen </text:span><text:span text:style-name="T10">mit</text:span><text:span text:style-name="T9"> mehrere</text:span><text:span text:style-name="T10">n</text:span><text:span text:style-name="T9"> Formeln die Position einer LED im Bild, lesen die Farbe des entsprechenden Pixels aus und ändern die Farbe der dazu passenden LED entsprechend. </text:span></text:p>
      <text:p text:style-name="P4"><text:span text:style-name="T9">Zuerst wird die aktuelle System- </text:span><text:span text:style-name="T10">bzw. </text:span><text:span text:style-name="T9">die Anfangszeit(</text:span><text:span text:style-name="T9"><draw:frame draw:style-name="fr1" draw:name="Object1" text:anchor-type="as-char" svg:width="1.064cm" svg:height="0.531cm" draw:z-index="1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">) <text:s/>mithilfe der Funktion time(), die die aktuelle Systemzeit ausgibt, ermittelt. Wenn eine Umdrehung beendet ist, also wenn der Magnetschalter ausschlägt wird mithilfe der Endzeit (</text:span><text:span text:style-name="T9"><draw:frame draw:style-name="fr1" text:anchor-type="as-char" svg:width="0.84cm" svg:height="0.531cm" draw:z-index="0"><draw:object xlink:href="./Object 10" xlink:type="simple" xlink:show="embed" xlink:actuate="onLoad"/><draw:image xlink:href="./ObjectReplacements/Object 10" xlink:type="simple" xlink:show="embed" xlink:actuate="onLoad"/></draw:frame></text:span><text:span text:style-name="T9">) die Umlaufzeit </text:span><text:span text:style-name="T9"><draw:frame draw:style-name="fr1" text:anchor-type="as-char" svg:width="0.482cm" svg:height="0.467cm" draw:z-index="1"><draw:object xlink:href="./Object 20" xlink:type="simple" xlink:show="embed" xlink:actuate="onLoad"/><draw:image xlink:href="./ObjectReplacements/Object 20" xlink:type="simple" xlink:show="embed" xlink:actuate="onLoad"/></draw:frame></text:span><text:span text:style-name="T9"> berechnet:</text:span></text:p>
      <text:p text:style-name="P3"><text:span text:style-name="T1"><draw:frame draw:style-name="fr2" text:anchor-type="as-char" svg:y="-0.377cm" svg:width="2.708cm" svg:height="0.531cm" draw:z-index="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3"><text:span text:style-name="T9">Mit </text:span><text:span text:style-name="T10">T </text:span><text:span text:style-name="T9">rechnen wir nun die momentane Winkelgeschwindigkeit (</text:span><text:span text:style-name="T9"><draw:frame draw:style-name="fr1" text:anchor-type="as-char" svg:width="0.51cm" svg:height="0.467cm" draw:z-index="3"><draw:object xlink:href="./Object 30" xlink:type="simple" xlink:show="embed" xlink:actuate="onLoad"/><draw:image xlink:href="./ObjectReplacements/Object 30" xlink:type="simple" xlink:show="embed" xlink:actuate="onLoad"/></draw:frame></text:span><text:span text:style-name="T9">) aus:</text:span></text:p>
      <text:p text:style-name="P3"><text:span text:style-name="T1"><draw:frame draw:style-name="fr1" text:anchor-type="as-char" svg:width="1.794cm" svg:height="0.998cm" draw:z-index="4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"><text:span text:style-name="T9">Sobald der Magnetschalter nun nicht mehr auslöst, setzt eine Dauerschleife ein. Bei jeder Ausführung wird hier zuerst der Zeitabschnitt zwischen Anfang der Umdrehung und der momentanen Zeit berechnet (</text:span><text:span text:style-name="T9"><draw:frame draw:style-name="fr1" text:anchor-type="as-char" svg:width="1.051cm" svg:height="0.531cm" draw:z-index="5"><draw:object xlink:href="./Object 34" xlink:type="simple" xlink:show="embed" xlink:actuate="onLoad"/><draw:image xlink:href="./ObjectReplacements/Object 34" xlink:type="simple" xlink:show="embed" xlink:actuate="onLoad"/></draw:frame></text:span><text:span text:style-name="T9">) </text:span></text:p>
      <text:p text:style-name="P3"><text:span text:style-name="T1"><draw:frame draw:style-name="fr1" text:anchor-type="as-char" svg:width="3.117cm" svg:height="0.531cm" draw:z-index="6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"><text:span text:style-name="T9">berechnet. </text:span></text:p>
      <text:p text:style-name="P3"><text:span text:style-name="T9">Die Winkelgeschwindigkeit kann man auch anders darstellen:</text:span></text:p>
      <text:p text:style-name="P3"><text:span text:style-name="T1"><draw:frame draw:style-name="fr2" text:anchor-type="as-char" svg:y="-0.619cm" svg:width="2.582cm" svg:height="0.998cm" draw:z-index="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3"><text:span text:style-name="T9">stellt man dies nun, wie oben angegeben um erhält man:</text:span></text:p>
      <text:p text:style-name="P3"><text:span text:style-name="T1"><draw:frame draw:style-name="fr1" text:anchor-type="as-char" svg:width="1.97cm" svg:height="0.467cm" draw:z-index="8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3"><text:span text:style-name="T9">Da das entstehende Bild noch um 90°(</text:span><text:span text:style-name="T9"><draw:frame draw:style-name="fr1" text:anchor-type="as-char" svg:width="0.547cm" svg:height="0.998cm" draw:z-index="9"><draw:object xlink:href="./Object 41" xlink:type="simple" xlink:show="embed" xlink:actuate="onLoad"/><draw:image xlink:href="./ObjectReplacements/Object 41" xlink:type="simple" xlink:show="embed" xlink:actuate="onLoad"/></draw:frame></text:span><text:span text:style-name="T9">) gedreht ist, subtrahieren wir hier noch diesen Wert. </text:span></text:p>
      <text:p text:style-name="P3"><text:span text:style-name="T1"><draw:frame draw:style-name="fr1" text:anchor-type="as-char" svg:width="2.686cm" svg:height="0.998cm" draw:z-index="10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3"><text:span text:style-name="T9">Nun werden für jede LED die Koordinaten im Bild, die von jener widergespiegelt werden, nach den Grundformeln des Einheitskreises </text:span></text:p>
      <text:p text:style-name="P3"><text:span text:style-name="T9"><draw:frame draw:style-name="fr1" text:anchor-type="as-char" svg:width="1.873cm" svg:height="0.52cm" draw:z-index="11"><draw:object xlink:href="./Object 43" xlink:type="simple" xlink:show="embed" xlink:actuate="onLoad"/><draw:image xlink:href="./ObjectReplacements/Object 43" xlink:type="simple" xlink:show="embed" xlink:actuate="onLoad"/></draw:frame></text:span><text:span text:style-name="T9">und </text:span><text:span text:style-name="T9"><draw:frame draw:style-name="fr1" text:anchor-type="as-char" svg:width="1.847cm" svg:height="0.52cm" draw:z-index="12"><draw:object xlink:href="./Object 44" xlink:type="simple" xlink:show="embed" xlink:actuate="onLoad"/><draw:image xlink:href="./ObjectReplacements/Object 44" xlink:type="simple" xlink:show="embed" xlink:actuate="onLoad"/></draw:frame></text:span><text:span text:style-name="T9">bestimmt. </text:span></text:p>
      <text:p text:style-name="P3"><text:span text:style-name="T9">Da wir für jede LED einen anderen Radius haben und </text:span><text:span text:style-name="T10">Grundformeln</text:span><text:span text:style-name="T9"> hier nur für den Radius 1 </text:span><text:span text:style-name="T10">gelten</text:span><text:span text:style-name="T9"> multiplizieren wir diese noch mit dem Radius</text:span><text:span text:style-name="T12"> jeder einzelnen LED</text:span><text:span text:style-name="T9">:</text:span></text:p>
      <text:p text:style-name="P3"><text:span text:style-name="T9"><draw:frame draw:style-name="fr1" text:anchor-type="as-char" svg:width="2.438cm" svg:height="0.52cm" draw:z-index="13"><draw:object xlink:href="./Object 45" xlink:type="simple" xlink:show="embed" xlink:actuate="onLoad"/><draw:image xlink:href="./ObjectReplacements/Object 45" xlink:type="simple" xlink:show="embed" xlink:actuate="onLoad"/></draw:frame></text:span><text:span text:style-name="T9">und </text:span><text:span text:style-name="T9"><draw:frame draw:style-name="fr1" text:anchor-type="as-char" svg:width="2.409cm" svg:height="0.52cm" draw:z-index="14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3"><text:span text:style-name="T9">Nun wird das Zentrum des Koordinatensystems zum Mittelpunkt des Bildes verschoben. Dies funktioniert, indem man zur X-Koordinate die Hälfte der Breite und zur Y- Koordinate die Hälfte der Höhe des Bildes addieren:</text:span></text:p>
      <text:p text:style-name="P3"><text:soft-page-break/><draw:frame draw:style-name="fr2" text:anchor-type="as-char" svg:y="-0.619cm" svg:width="5.6cm" svg:height="0.998cm" draw:z-index="15"><draw:object xlink:href="./Object 47" xlink:type="simple" xlink:show="embed" xlink:actuate="onLoad"/><draw:image xlink:href="./ObjectReplacements/Object 47" xlink:type="simple" xlink:show="embed" xlink:actuate="onLoad"/></draw:frame></text:p>
      <text:p text:style-name="P3"><draw:frame draw:style-name="fr2" text:anchor-type="as-char" svg:y="-0.619cm" svg:width="5.48cm" svg:height="0.998cm" draw:z-index="16"><draw:object xlink:href="./Object 48" xlink:type="simple" xlink:show="embed" xlink:actuate="onLoad"/><draw:image xlink:href="./ObjectReplacements/Object 48" xlink:type="simple" xlink:show="embed" xlink:actuate="onLoad"/></draw:frame></text:p>
      <text:p text:style-name="P3"><text:span text:style-name="T9">Da man die einzelnen Pixel nur als ganze Zahlen auslesen kann wird dieses Ergebnis noch gerundet:</text:span></text:p>
      <text:p text:style-name="P3"><draw:frame draw:style-name="fr1" text:anchor-type="as-char" svg:width="5.436cm" svg:height="0.52cm" draw:z-index="17"><draw:object xlink:href="./Object 49" xlink:type="simple" xlink:show="embed" xlink:actuate="onLoad"/><draw:image xlink:href="./ObjectReplacements/Object 49" xlink:type="simple" xlink:show="embed" xlink:actuate="onLoad"/></draw:frame></text:p>
      <text:p text:style-name="P3"><draw:frame draw:style-name="fr1" text:anchor-type="as-char" svg:width="5.262cm" svg:height="0.52cm" draw:z-index="18"><draw:object xlink:href="./Object 50" xlink:type="simple" xlink:show="embed" xlink:actuate="onLoad"/><draw:image xlink:href="./ObjectReplacements/Object 50" xlink:type="simple" xlink:show="embed" xlink:actuate="onLoad"/></draw:frame></text:p>
      <text:p text:style-name="P3"><text:span text:style-name="T9">Im Programm sieht dies dann so aus:</text:span></text:p>
      <text:p text:style-name="P1"><text:span text:style-name="T9">x </text:span><text:span text:style-name="T15">=</text:span><text:span text:style-name="T9"> </text:span><text:span text:style-name="T18">int</text:span><text:span text:style-name="T9">(</text:span><text:span text:style-name="T18">round</text:span><text:span text:style-name="T9">(cos(alpha) </text:span><text:span text:style-name="T15">*</text:span><text:span text:style-name="T9"> rad </text:span><text:span text:style-name="T15">+</text:span><text:span text:style-name="T9"> breite)) </text:span><text:span text:style-name="T21">#Berechnung der X-Koordinate</text:span></text:p>
      <text:p text:style-name="P1"><text:span text:style-name="T9">y </text:span><text:span text:style-name="T15">=</text:span><text:span text:style-name="T9"> </text:span><text:span text:style-name="T18">int</text:span><text:span text:style-name="T9">(</text:span><text:span text:style-name="T18">round</text:span><text:span text:style-name="T9">(sin(alpha) </text:span><text:span text:style-name="T15">*</text:span><text:span text:style-name="T9"> rad </text:span><text:span text:style-name="T15">+</text:span><text:span text:style-name="T9"> höhe)) <text:s text:c="2"/></text:span><text:span text:style-name="T21">#Berechnung der Y Koordinate</text:span></text:p>
      <text:p text:style-name="P1"><text:span text:style-name="T21"/></text:p>
      <text:p text:style-name="P3"><text:span text:style-name="T32">sin()</text:span><text:span text:style-name="T9"> und </text:span><text:span text:style-name="T32">cos()</text:span><text:span text:style-name="T9"> sind Methoden der Python math Bibliothek und berechnen den Sinus und Cosinus des angegebenen Winkels</text:span></text:p>
      <text:p text:style-name="P3"><text:span text:style-name="T9">Nun wird mit der PI (Python Image) Bibliothek der entsprechende Pixel ausgelesen.</text:span></text:p>
      <text:p text:style-name="P3"><text:span text:style-name="T9">Zuerst wird das Bild als zweidimensionaler Array in den Cache von Python geladen:</text:span></text:p>
      <text:p text:style-name="P1"><text:bookmark text:name="docs-internal-guid-cc080d28-79ce-d9cb-5ffc-7a7f5c4d8bfc"/><text:span text:style-name="T15">from</text:span><text:span text:style-name="T9"> PIL.Image </text:span><text:span text:style-name="T15">import</text:span><text:span text:style-name="T9"> </text:span><text:span text:style-name="T18">open</text:span></text:p>
      <text:p text:style-name="P1"><text:bookmark text:name="docs-internal-guid-cc080d28-79ce-0579-38e7-55770a0be45e"/><text:span text:style-name="T9">im </text:span><text:span text:style-name="T15">=</text:span><text:span text:style-name="T9"> </text:span><text:span text:style-name="T18">open</text:span><text:span text:style-name="T9">(</text:span><text:span text:style-name="T24">"/home/pi/Desktop/JugendForscht/Stop.png"</text:span><text:span text:style-name="T9">)</text:span></text:p>
      <text:p text:style-name="P1"><text:span text:style-name="T9">pix </text:span><text:span text:style-name="T15">=</text:span><text:span text:style-name="T9"> im.load()</text:span></text:p>
      <text:p text:style-name="P2"/>
      <text:p text:style-name="P3"><text:span text:style-name="T9">Als nächstes wird der Array mit den entsprechenden Pixeln ausgelesen:</text:span></text:p>
      <text:p text:style-name="P1"><text:bookmark text:name="docs-internal-guid-cc080d28-79d2-3e27-8368-7e6c4a82a06d"/><text:span text:style-name="T9">r,g,b, _ </text:span><text:span text:style-name="T15">=</text:span><text:span text:style-name="T9"> pix[x, y] <text:tab/></text:span><text:span text:style-name="T21">#auslesen eines Pixels</text:span></text:p>
      <text:p text:style-name="P2"/>
      <text:p text:style-name="P3"><text:span text:style-name="T9">Das </text:span><text:span text:style-name="T11">B</text:span><text:span text:style-name="T9">erechnen und Auslesen der Pixel </text:span></text:p>
      <text:p text:style-name="P3"><text:span text:style-name="T9">Die Variablen r, g, b werden nun durch die Methode </text:span><text:span text:style-name="T32">bildAuslesen()</text:span><text:span text:style-name="T9"> </text:span><text:span text:style-name="T11">ermittelt</text:span><text:span text:style-name="T9">:</text:span></text:p>
      <text:p text:style-name="P1"><text:bookmark text:name="docs-internal-guid-cc080d28-79d8-2ab9-b6c4-5f04ea0470e5"/><text:span text:style-name="T9">streifen.setPixelColor(Led_NR, bildAuslesen(alpha, r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de" fo:country="DE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0pt" fo:language="de" fo:country="DE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de" fo:country="D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1:34:44</meta:creation-date>
    <meta:initial-creator>Ruben Haag</meta:initial-creator>
    <dc:language>de-DE</dc:language>
    <dc:creator>Ruben Haag</dc:creator>
    <dc:date>2017-01-08T16:21:52.086624315</dc:date>
    <meta:editing-cycles>17</meta:editing-cycles>
    <meta:editing-duration>PT2H33M49S</meta:editing-duration>
    <meta:generator>LibreOffice/5.1.4.2$Linux_X86_64 LibreOffice_project/10m0$Build-2</meta:generator>
    <meta:document-statistic meta:table-count="0" meta:image-count="0" meta:object-count="20" meta:page-count="2" meta:paragraph-count="38" meta:word-count="361" meta:character-count="2429" meta:non-whitespace-character-count="2083"/>
  </office:meta>
</office:document-meta>
</file>

<file path=Object 10/content.xml><?xml version="1.0" encoding="utf-8"?>
<math xmlns="http://www.w3.org/1998/Math/MathML" display="block">
  <semantics>
    <msub>
      <mi>t</mi>
      <mi mathvariant="italic">ende</mi>
    </msub>
    <annotation encoding="StarMath 5.0">{t} rsub {ende}</annotation>
  </semantics>
</math>
</file>

<file path=Object 20/content.xml><?xml version="1.0" encoding="utf-8"?>
<math xmlns="http://www.w3.org/1998/Math/MathML" display="block">
  <semantics>
    <mi>T</mi>
    <annotation encoding="StarMath 5.0">T</annotation>
  </semantics>
</math>
</file>

<file path=Object 23/content.xml><?xml version="1.0" encoding="utf-8"?>
<math xmlns="http://www.w3.org/1998/Math/MathML" display="block">
  <semantics>
    <mrow>
      <mrow>
        <mi>α</mi>
        <mo stretchy="false">=</mo>
        <mi>ω</mi>
      </mrow>
      <mi>∗</mi>
      <mi>Δ</mi>
      <mi>t</mi>
      <mi>−</mi>
      <mfrac>
        <mi>π</mi>
        <mn>2</mn>
      </mfrac>
    </mrow>
    <annotation encoding="StarMath 5.0">α = ω ∗ Δ t − {π} over {2}</annotation>
  </semantics>
</math>
</file>

<file path=Object 24/content.xml><?xml version="1.0" encoding="utf-8"?>
<math xmlns="http://www.w3.org/1998/Math/MathML" display="block">
  <semantics>
    <mrow>
      <mrow>
        <mi>T</mi>
        <mo stretchy="false">=</mo>
        <msub>
          <mi>t</mi>
          <mi mathvariant="italic">ende</mi>
        </msub>
      </mrow>
      <mi>−</mi>
      <msub>
        <mi>t</mi>
        <mi mathvariant="italic">anfang</mi>
      </msub>
    </mrow>
    <annotation encoding="StarMath 5.0">T = {t} rsub {ende} − {t} rsub {anfang}</annotation>
  </semantics>
</math>
</file>

<file path=Object 26/content.xml><?xml version="1.0" encoding="utf-8"?>
<math xmlns="http://www.w3.org/1998/Math/MathML" display="block">
  <semantics>
    <mrow>
      <mrow>
        <mi>x</mi>
        <mo stretchy="false">=</mo>
        <mi>cos</mi>
      </mrow>
      <mrow>
        <mo fence="true" stretchy="true">(</mo>
        <mrow>
          <mi>α</mi>
        </mrow>
        <mo fence="true" stretchy="true">)</mo>
      </mrow>
    </mrow>
    <annotation encoding="StarMath 5.0">x = cos left (α right )</annotation>
  </semantics>
</math>
</file>

<file path=Object 30/content.xml><?xml version="1.0" encoding="utf-8"?>
<math xmlns="http://www.w3.org/1998/Math/MathML" display="block">
  <semantics>
    <mi>ω</mi>
    <annotation encoding="StarMath 5.0">ω</annotation>
  </semantics>
</math>
</file>

<file path=Object 31/content.xml><?xml version="1.0" encoding="utf-8"?>
<math xmlns="http://www.w3.org/1998/Math/MathML" display="block">
  <semantics>
    <mrow>
      <mrow>
        <mi>y</mi>
        <mo stretchy="false">=</mo>
        <mi>sin</mi>
      </mrow>
      <mrow>
        <mo fence="true" stretchy="true">(</mo>
        <mrow>
          <mi>α</mi>
        </mrow>
        <mo fence="true" stretchy="true">)</mo>
      </mrow>
      <mi>∗</mi>
      <mi>r</mi>
    </mrow>
    <annotation encoding="StarMath 5.0">y = sin left (α right ) ∗ r</annotation>
  </semantics>
</math>
</file>

<file path=Object 32/content.xml><?xml version="1.0" encoding="utf-8"?>
<math xmlns="http://www.w3.org/1998/Math/MathML" display="block">
  <semantics>
    <mrow>
      <mi>ω</mi>
      <mo stretchy="false">=</mo>
      <mfrac>
        <mrow>
          <mn>2</mn>
          <mi>∗</mi>
          <mi>π</mi>
        </mrow>
        <mi>T</mi>
      </mfrac>
    </mrow>
    <annotation encoding="StarMath 5.0">ω = {2 ∗ π} over {T}</annotation>
  </semantics>
</math>
</file>

<file path=Object 34/content.xml><?xml version="1.0" encoding="utf-8"?>
<math xmlns="http://www.w3.org/1998/Math/MathML" display="block">
  <semantics>
    <msub>
      <mi>t</mi>
      <mi mathvariant="italic">aktuell</mi>
    </msub>
    <annotation encoding="StarMath 5.0">{t} rsub {aktuell}</annotation>
  </semantics>
</math>
</file>

<file path=Object 35/content.xml><?xml version="1.0" encoding="utf-8"?>
<math xmlns="http://www.w3.org/1998/Math/MathML" display="block">
  <semantics>
    <mrow>
      <mrow>
        <mi>y</mi>
        <mo stretchy="false">=</mo>
        <mi>sin</mi>
      </mrow>
      <mrow>
        <mo fence="true" stretchy="true">(</mo>
        <mrow>
          <mi>α</mi>
        </mrow>
        <mo fence="true" stretchy="true">)</mo>
      </mrow>
      <mi>∗</mi>
      <mrow>
        <mi>r</mi>
        <mo stretchy="false">+</mo>
        <mfrac>
          <mrow>
            <mi mathvariant="italic">Höhe</mi>
            <mi mathvariant="italic">des</mi>
            <mi mathvariant="italic">Bildes</mi>
          </mrow>
          <mn>2</mn>
        </mfrac>
      </mrow>
    </mrow>
    <annotation encoding="StarMath 5.0">y = sin left (α right ) ∗ r + {Höhe des Bildes} over {2}</annotation>
  </semantics>
</math>
</file>

<file path=Object 36/content.xml><?xml version="1.0" encoding="utf-8"?>
<math xmlns="http://www.w3.org/1998/Math/MathML" display="block">
  <semantics>
    <mrow>
      <mi>Δ</mi>
      <mrow>
        <mi>t</mi>
        <mo stretchy="false">=</mo>
        <msub>
          <mi>t</mi>
          <mi mathvariant="italic">aktuell</mi>
        </msub>
      </mrow>
      <mi>−</mi>
      <msub>
        <mi>t</mi>
        <mi mathvariant="italic">anfang</mi>
      </msub>
    </mrow>
    <annotation encoding="StarMath 5.0">Δ t = {t} rsub {aktuell} − {t} rsub {anfang}</annotation>
  </semantics>
</math>
</file>

<file path=Object 37/content.xml><?xml version="1.0" encoding="utf-8"?>
<math xmlns="http://www.w3.org/1998/Math/MathML" display="block">
  <semantics>
    <mrow>
      <mi>x</mi>
      <mi>≈</mi>
      <mi>cos</mi>
      <mrow>
        <mo fence="true" stretchy="true">(</mo>
        <mrow>
          <mi>α</mi>
        </mrow>
        <mo fence="true" stretchy="true">)</mo>
      </mrow>
      <mi>∗</mi>
      <mrow>
        <mi>r</mi>
        <mo stretchy="false">+</mo>
        <mi mathvariant="italic">breite</mi>
      </mrow>
      <mi mathvariant="italic">des</mi>
      <mi mathvariant="italic">Bildes</mi>
    </mrow>
    <annotation encoding="StarMath 5.0">x ≈ cos left (α right ) ∗ r + breite des Bildes</annotation>
  </semantics>
</math>
</file>

<file path=Object 38/content.xml><?xml version="1.0" encoding="utf-8"?>
<math xmlns="http://www.w3.org/1998/Math/MathML" display="block">
  <semantics>
    <mrow>
      <mrow>
        <mi>ω</mi>
        <mo stretchy="false">=</mo>
        <mrow>
          <mfrac>
            <mi>α</mi>
            <mrow>
              <mi>Δ</mi>
              <mi>t</mi>
            </mrow>
          </mfrac>
          <mo stretchy="false">∨</mo>
          <mi>∗</mi>
        </mrow>
      </mrow>
      <mi>Δ</mi>
      <mi>t</mi>
    </mrow>
    <annotation encoding="StarMath 5.0">ω = {α} over {Δ t} | ∗ Δ t</annotation>
  </semantics>
</math>
</file>

<file path=Object 39/content.xml><?xml version="1.0" encoding="utf-8"?>
<math xmlns="http://www.w3.org/1998/Math/MathML" display="block">
  <semantics>
    <mrow>
      <mi>y</mi>
      <mi>≈</mi>
      <mi>sin</mi>
      <mrow>
        <mo fence="true" stretchy="true">(</mo>
        <mrow>
          <mi>α</mi>
        </mrow>
        <mo fence="true" stretchy="true">)</mo>
      </mrow>
      <mi>∗</mi>
      <mrow>
        <mi>r</mi>
        <mo stretchy="false">+</mo>
        <mi mathvariant="italic">höhe</mi>
      </mrow>
      <mi mathvariant="italic">des</mi>
      <mi mathvariant="italic">Bildes</mi>
    </mrow>
    <annotation encoding="StarMath 5.0">y ≈ sin left (α right ) ∗ r + höhe des Bildes</annotation>
  </semantics>
</math>
</file>

<file path=Object 40/content.xml><?xml version="1.0" encoding="utf-8"?>
<math xmlns="http://www.w3.org/1998/Math/MathML" display="block">
  <semantics>
    <mrow>
      <mrow>
        <mi>α</mi>
        <mo stretchy="false">=</mo>
        <mi>ω</mi>
      </mrow>
      <mi>∗</mi>
      <mi>Δ</mi>
      <mi>t</mi>
    </mrow>
    <annotation encoding="StarMath 5.0">α = ω ∗ Δ t</annotation>
  </semantics>
</math>
</file>

<file path=Object 41/content.xml><?xml version="1.0" encoding="utf-8"?>
<math xmlns="http://www.w3.org/1998/Math/MathML" display="block">
  <semantics>
    <mfrac>
      <mi>π</mi>
      <mn>2</mn>
    </mfrac>
    <annotation encoding="StarMath 5.0">{π} over {2}</annotation>
  </semantics>
</math>
</file>

<file path=Object 44/content.xml><?xml version="1.0" encoding="utf-8"?>
<math xmlns="http://www.w3.org/1998/Math/MathML" display="block">
  <semantics>
    <mrow>
      <mrow>
        <mi>y</mi>
        <mo stretchy="false">=</mo>
        <mi>sin</mi>
      </mrow>
      <mrow>
        <mo fence="true" stretchy="true">(</mo>
        <mrow>
          <mi>α</mi>
        </mrow>
        <mo fence="true" stretchy="true">)</mo>
      </mrow>
    </mrow>
    <annotation encoding="StarMath 5.0">y = sin left (α right )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i>cos</mi>
      </mrow>
      <mrow>
        <mo fence="true" stretchy="true">(</mo>
        <mrow>
          <mi>α</mi>
        </mrow>
        <mo fence="true" stretchy="true">)</mo>
      </mrow>
      <mi>∗</mi>
      <mi>r</mi>
    </mrow>
    <annotation encoding="StarMath 5.0">x = cos left (α right ) ∗ r</annotation>
  </semantics>
</math>
</file>